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6877" officeooo:paragraph-rsid="001fe674"/>
    </style:style>
    <style:style style:name="P2" style:family="paragraph" style:parent-style-name="Standard">
      <style:text-properties officeooo:rsid="00046877" officeooo:paragraph-rsid="001fe674"/>
    </style:style>
    <style:style style:name="P3" style:family="paragraph" style:parent-style-name="Standard">
      <style:paragraph-properties fo:text-align="start" style:justify-single-word="false"/>
      <style:text-properties officeooo:rsid="00046877" officeooo:paragraph-rsid="001fe674"/>
    </style:style>
    <style:style style:name="P4" style:family="paragraph" style:parent-style-name="Standard">
      <style:paragraph-properties fo:text-align="start" style:justify-single-word="false"/>
      <style:text-properties officeooo:rsid="001fe674" officeooo:paragraph-rsid="001fe67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fe674" officeooo:paragraph-rsid="001fe674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e674" officeooo:paragraph-rsid="001fe67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mes Rupa</text:p>
      <text:p text:style-name="P2">Professor Goldberg</text:p>
      <text:p text:style-name="P2">CISC 3320</text:p>
      <text:p text:style-name="P2">Homework 1</text:p>
      <text:p text:style-name="P1">Processes</text:p>
      <text:p text:style-name="P3"/>
      <text:p text:style-name="P6">Process.py</text:p>
      <text:p text:style-name="P4"/>
      <text:list xml:id="list3952926675" text:style-name="L1">
        <text:list-item>
          <text:p text:style-name="P5">processes():</text:p>
          <text:list>
            <text:list-item>
              <text:p text:style-name="P5">Description: Method that goes through if statements to print out each string and ID for the corresponding process</text:p>
            </text:list-item>
            <text:list-item>
              <text:p text:style-name="P5">Parameters: None</text:p>
            </text:list-item>
            <text:list-item>
              <text:p text:style-name="P5">Function: Print ID and string to corresponding proces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6:20:59.054546027</meta:creation-date>
    <dc:date>2022-02-28T06:24:08.837775192</dc:date>
    <meta:editing-duration>PT3M10S</meta:editing-duration>
    <meta:editing-cycles>1</meta:editing-cycles>
    <meta:document-statistic meta:table-count="0" meta:image-count="0" meta:object-count="0" meta:page-count="1" meta:paragraph-count="10" meta:word-count="43" meta:character-count="265" meta:non-whitespace-character-count="236"/>
    <meta:generator>LibreOffice/6.4.7.2$Linux_X86_64 LibreOffice_project/40$Build-2</meta:generator>
  </office:meta>
</office:document-meta>
</file>